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8e44a" officeooo:paragraph-rsid="0008e44a"/>
    </style:style>
    <style:style style:name="P2" style:family="paragraph" style:parent-style-name="Footer">
      <style:paragraph-properties fo:text-align="end" style:justify-single-word="false"/>
      <style:text-properties officeooo:rsid="0008e44a" officeooo:paragraph-rsid="0008e44a"/>
    </style:style>
    <style:style style:name="P3" style:family="paragraph" style:parent-style-name="Standard">
      <style:paragraph-properties fo:text-align="start" style:justify-single-word="false"/>
      <style:text-properties fo:font-size="16pt" officeooo:rsid="00048dc6" officeooo:paragraph-rsid="00048dc6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48dc6" officeooo:paragraph-rsid="00048dc6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048dc6" officeooo:paragraph-rsid="00048dc6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16pt" officeooo:rsid="00048dc6" officeooo:paragraph-rsid="00048dc6" style:font-size-asian="14pt" style:font-size-complex="16pt"/>
    </style:style>
    <style:style style:name="T1" style:family="text">
      <style:text-properties officeooo:rsid="00242590"/>
    </style:style>
    <style:style style:name="T2" style:family="text">
      <style:text-properties officeooo:rsid="0025f3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DBMS LAB – <text:span text:style-name="T2">7</text:span></text:p>
      <text:p text:style-name="P5"/>
      <text:p text:style-name="P5"/>
      <text:p text:style-name="P3">CREATE TABLE emp (empno int primary key, ename varchar(20), job varchar(10), deptno int, sal float);</text:p>
      <text:p text:style-name="P3">INSERT INTO emp values(1,'Sanjiv Kannaa', 'devops', 1, 30000);</text:p>
      <text:p text:style-name="P3">INSERT INTO emp values(2,'Sri Vignesh', 'SDE', 1, 50000);</text:p>
      <text:p text:style-name="P3">INSERT INTO emp values(3,'EVR', 'SDE', 1, 50000);</text:p>
      <text:p text:style-name="P3">INSERT INTO emp values(4,'Soma', 'SDE', 1, 60000);</text:p>
      <text:p text:style-name="P3">INSERT INTO emp values(5,'Appruval', 'prod', 2, 3000);</text:p>
      <text:p text:style-name="P3">INSERT INTO emp values(6,'shubham', 'prod', 2, 0);</text:p>
      <text:p text:style-name="P3">INSERT INTO emp values(7,'mano', 'prod', 2, 20);</text:p>
      <text:p text:style-name="P3">INSERT INTO emp values(8,'bhoopesh', 'prod', 2, 200);</text:p>
      <text:p text:style-name="P3">INSERT INTO emp values(9,'nithin', 'design', 3, 500000);</text:p>
      <text:p text:style-name="P3"/>
      <text:p text:style-name="P3"/>
      <text:p text:style-name="P3">CREATE TABLE dept (deptno int primary key, dname varchar(10), loc varchar(10));</text:p>
      <text:p text:style-name="P3">INSERT INTO dept values (1, 'it', 'mumbai');</text:p>
      <text:p text:style-name="P3">INSERT INTO dept values (2, 'prod', 'chennai');</text:p>
      <text:p text:style-name="P3">INSERT INTO dept values (3, 'design', 'chennai');</text:p>
      <text:p text:style-name="P3"/>
      <text:p text:style-name="P3">Q1</text:p>
      <text:p text:style-name="P3"/>
      <text:p text:style-name="P3">delimiter //</text:p>
      <text:p text:style-name="P3"/>
      <text:p text:style-name="P3">create procedure q1(IN eno int)</text:p>
      <text:p text:style-name="P3">BEGIN</text:p>
      <text:p text:style-name="P3"><text:s text:c="4"/>select * from emp where empno = eno;</text:p>
      <text:p text:style-name="P3">end;</text:p>
      <text:p text:style-name="P3">//</text:p>
      <text:p text:style-name="P3"/>
      <text:p text:style-name="P3">delimiter ; //</text:p>
      <text:p text:style-name="P3"><text:soft-page-break/></text:p>
      <text:p text:style-name="P3"/>
      <text:p text:style-name="P3">mysql&gt; call q1(3);</text:p>
      <text:p text:style-name="P3">+-------+-------+------+--------+-------+</text:p>
      <text:p text:style-name="P3">| empno | ename | job <text:s/>| deptno | sal <text:s text:c="2"/>|</text:p>
      <text:p text:style-name="P3">+-------+-------+------+--------+-------+</text:p>
      <text:p text:style-name="P3">| <text:s text:c="4"/>3 | EVR <text:s text:c="2"/>| SDE <text:s/>| <text:s text:c="5"/>1 | 50000 |</text:p>
      <text:p text:style-name="P3">+-------+-------+------+--------+-------+</text:p>
      <text:p text:style-name="P3">1 row in set (0.00 sec)</text:p>
      <text:p text:style-name="P3"/>
      <text:p text:style-name="P3">Query OK, 0 rows affected (0.00 sec)</text:p>
      <text:p text:style-name="P3"/>
      <text:p text:style-name="P3">Q2</text:p>
      <text:p text:style-name="P3"/>
      <text:p text:style-name="P3">delimiter //</text:p>
      <text:p text:style-name="P3"/>
      <text:p text:style-name="P3">create procedure q2(IN empnov int, IN enamev varchar(10), IN jobv varchar(20), IN deptnov int, IN salv int)</text:p>
      <text:p text:style-name="P3">BEGIN</text:p>
      <text:p text:style-name="P3"><text:s text:c="4"/>INSERT INTO emp values(empnov,enamev,jobv,deptnov,salv);</text:p>
      <text:p text:style-name="P3">end;</text:p>
      <text:p text:style-name="P3">//</text:p>
      <text:p text:style-name="P3"/>
      <text:p text:style-name="P3">delimiter ; //</text:p>
      <text:p text:style-name="P3"/>
      <text:p text:style-name="P3">mysql&gt; call q2(10, "alien", "backenddev", 1, 0);</text:p>
      <text:p text:style-name="P3">Query OK, 1 row affected (0.05 sec)</text:p>
      <text:p text:style-name="P3"/>
      <text:p text:style-name="P3">mysql&gt; select * from emp;</text:p>
      <text:p text:style-name="P3">+-------+---------------+------------+--------+--------+</text:p>
      <text:p text:style-name="P3">| empno | ename <text:s text:c="8"/>| job <text:s text:c="7"/>| deptno | sal <text:s text:c="3"/>|</text:p>
      <text:p text:style-name="P3">+-------+---------------+------------+--------+--------+</text:p>
      <text:p text:style-name="P3">| <text:s text:c="4"/>1 | Sanjiv Kannaa | devops <text:s text:c="4"/>| <text:s text:c="5"/>1 | <text:s/>30000 |</text:p>
      <text:p text:style-name="P3">| <text:s text:c="4"/>2 | Sri Vignesh <text:s text:c="2"/>| SDE <text:s text:c="7"/>| <text:s text:c="5"/>1 | <text:s/>50000 |</text:p>
      <text:p text:style-name="P3">| <text:s text:c="4"/>3 | EVR <text:s text:c="10"/>| SDE <text:s text:c="7"/>| <text:s text:c="5"/>1 | <text:s/>50000 |</text:p>
      <text:p text:style-name="P3"><text:soft-page-break/>| <text:s text:c="4"/>4 | Soma <text:s text:c="9"/>| SDE <text:s text:c="7"/>| <text:s text:c="5"/>1 | <text:s/>60000 |</text:p>
      <text:p text:style-name="P3">| <text:s text:c="4"/>5 | Appruval <text:s text:c="5"/>| prod <text:s text:c="6"/>| <text:s text:c="5"/>2 | <text:s text:c="2"/>3000 |</text:p>
      <text:p text:style-name="P3">| <text:s text:c="4"/>6 | shubham <text:s text:c="6"/>| prod <text:s text:c="6"/>| <text:s text:c="5"/>2 | <text:s text:c="5"/>0 |</text:p>
      <text:p text:style-name="P3">| <text:s text:c="4"/>7 | mano <text:s text:c="9"/>| prod <text:s text:c="6"/>| <text:s text:c="5"/>2 | <text:s text:c="4"/>20 |</text:p>
      <text:p text:style-name="P3">| <text:s text:c="4"/>8 | bhoopesh <text:s text:c="5"/>| prod <text:s text:c="6"/>| <text:s text:c="5"/>2 | <text:s text:c="3"/>200 |</text:p>
      <text:p text:style-name="P3">| <text:s text:c="4"/>9 | nithin <text:s text:c="7"/>| design <text:s text:c="4"/>| <text:s text:c="5"/>3 | 500000 |</text:p>
      <text:p text:style-name="P3">| <text:s text:c="3"/>10 | alien <text:s text:c="8"/>| backenddev | <text:s text:c="5"/>1 | <text:s text:c="5"/>0 |</text:p>
      <text:p text:style-name="P3">+-------+---------------+------------+--------+--------+</text:p>
      <text:p text:style-name="P3">10 rows in set (0.00 sec)</text:p>
      <text:p text:style-name="P3"/>
      <text:p text:style-name="P3">Q3</text:p>
      <text:p text:style-name="P3">CREATE PROCEDURE q3(in id int, IN X INT) UPDATE emp SET sal = sal + X WHERE empno = id;</text:p>
      <text:p text:style-name="P3"/>
      <text:p text:style-name="P3">mysql&gt; call q3(1,10000);</text:p>
      <text:p text:style-name="P3">Query OK, 0 rows affected (0.03 sec)</text:p>
      <text:p text:style-name="P3"/>
      <text:p text:style-name="P3">Q4</text:p>
      <text:p text:style-name="P3">CREATE PROCEDURE q4(IN NAME VARCHAR(20)) DELETE FROM emp WHERE ename = NAME;</text:p>
      <text:p text:style-name="P3"/>
      <text:p text:style-name="P3">mysql&gt; call q4('alien');</text:p>
      <text:p text:style-name="P3">Query OK, 1 row affected (0.10 sec)</text:p>
      <text:p text:style-name="P3"/>
      <text:p text:style-name="P3">Q5</text:p>
      <text:p text:style-name="P3">delimiter //</text:p>
      <text:p text:style-name="P3"/>
      <text:p text:style-name="P3">CREATE FUNCTION q5 () RETURNS INT DETERMINISTIC <text:s/></text:p>
      <text:p text:style-name="P3">BEGIN RETURN (SELECT MIN(sal) FROM <text:s/>emp); END;//</text:p>
      <text:p text:style-name="P3"/>
      <text:p text:style-name="P3">delimiter ; //</text:p>
      <text:p text:style-name="P3"/>
      <text:p text:style-name="P3">mysql&gt; SELECT <text:s/>q5() AS MS;</text:p>
      <text:p text:style-name="P3"><text:s text:c="4"/>-&gt; //</text:p>
      <text:p text:style-name="P3"/>
      <text:p text:style-name="P3"><text:soft-page-break/>+------+</text:p>
      <text:p text:style-name="P3">| MS <text:s text:c="2"/>|</text:p>
      <text:p text:style-name="P3">+------+</text:p>
      <text:p text:style-name="P3">| <text:s text:c="3"/>0 |</text:p>
      <text:p text:style-name="P3">+------+</text:p>
      <text:p text:style-name="P3">1 row in set (0.00 sec)</text:p>
      <text:p text:style-name="P3"/>
      <text:p text:style-name="P3"/>
      <text:p text:style-name="P3">Q6</text:p>
      <text:p text:style-name="P3">delimiter //</text:p>
      <text:p text:style-name="P3"/>
      <text:p text:style-name="P3">CREATE FUNCTION q6 () </text:p>
      <text:p text:style-name="P3">RETURNS INT DETERMINISTIC </text:p>
      <text:p text:style-name="P3">BEGIN RETURN (SELECT COUNT(*) FROM emp); END;//</text:p>
      <text:p text:style-name="P3"/>
      <text:p text:style-name="P3">delimiter ; //</text:p>
      <text:p text:style-name="P3"/>
      <text:p text:style-name="P3">mysql&gt; select q6();</text:p>
      <text:p text:style-name="P3">+------+</text:p>
      <text:p text:style-name="P3">| q6() |</text:p>
      <text:p text:style-name="P3">+------+</text:p>
      <text:p text:style-name="P3">| <text:s text:c="2"/>10 |</text:p>
      <text:p text:style-name="P3">+------+</text:p>
      <text:p text:style-name="P3">1 row in set (0.00 sec)</text:p>
      <text:p text:style-name="P3"/>
      <text:p text:style-name="P3"/>
      <text:p text:style-name="P3">Q7</text:p>
      <text:p text:style-name="P3">delimiter //</text:p>
      <text:p text:style-name="P3"/>
      <text:p text:style-name="P3">CREATE FUNCTION q7 (N INT ) RETURNS INT DETERMINISTIC <text:s/>BEGIN RETURN (SELECT sal FROM emp WHERE empno = N); END;//</text:p>
      <text:p text:style-name="P3"/>
      <text:p text:style-name="P3">delimiter ; //</text:p>
      <text:p text:style-name="P3"/>
      <text:p text:style-name="P3"><text:soft-page-break/></text:p>
      <text:p text:style-name="P3">mysql&gt; select q7(5);</text:p>
      <text:p text:style-name="P3">+-------+</text:p>
      <text:p text:style-name="P3">| q7(5) |</text:p>
      <text:p text:style-name="P3">+-------+</text:p>
      <text:p text:style-name="P3">| <text:s/>3000 |</text:p>
      <text:p text:style-name="P3">+-------+</text:p>
      <text:p text:style-name="P3">1 row in set (0.00 sec)</text:p>
      <text:p text:style-name="P3"/>
      <text:p text:style-name="P3"/>
      <text:p text:style-name="P3"/>
      <text:p text:style-name="P3">Q8</text:p>
      <text:p text:style-name="P3">delimiter //</text:p>
      <text:p text:style-name="P3"/>
      <text:p text:style-name="P3">CREATE FUNCTION q8 (DN INT ) </text:p>
      <text:p text:style-name="P3">RETURNS INT DETERMINISTIC <text:s/></text:p>
      <text:p text:style-name="P3">BEGIN </text:p>
      <text:p text:style-name="P3">RETURN (SELECT AVG(sal) FROM emp WHERE deptno = DN); </text:p>
      <text:p text:style-name="P3">END;//</text:p>
      <text:p text:style-name="P3"/>
      <text:p text:style-name="P3">delimiter ; //</text:p>
      <text:p text:style-name="P3"/>
      <text:p text:style-name="P3">select q8(1);</text:p>
      <text:p text:style-name="P3">+-------+</text:p>
      <text:p text:style-name="P3">| q8(1) |</text:p>
      <text:p text:style-name="P3">+-------+</text:p>
      <text:p text:style-name="P3">| 38000 |</text:p>
      <text:p text:style-name="P3">+-------+</text:p>
      <text:p text:style-name="P3">1 row in set (0.00 sec)</text:p>
      <text:p text:style-name="P3"/>
      <text:p text:style-name="P3"/>
      <text:p text:style-name="P3">Q9</text:p>
      <text:p text:style-name="P3">delimiter //</text:p>
      <text:p text:style-name="P3"/>
      <text:p text:style-name="P3">create procedure q9(IN deptnov int)</text:p>
      <text:p text:style-name="P3"><text:soft-page-break/>BEGIN</text:p>
      <text:p text:style-name="P3"><text:s text:c="4"/>select * from emp where deptno = deptnov;</text:p>
      <text:p text:style-name="P3">end;</text:p>
      <text:p text:style-name="P3">//</text:p>
      <text:p text:style-name="P3"/>
      <text:p text:style-name="P3">delimiter ; //</text:p>
      <text:p text:style-name="P3"/>
      <text:p text:style-name="P3"/>
      <text:p text:style-name="P3">mysql&gt; call q9(5);</text:p>
      <text:p text:style-name="P3">Empty set (0.00 sec)</text:p>
      <text:p text:style-name="P3"/>
      <text:p text:style-name="P3">Query OK, 0 rows affected (0.00 sec)</text:p>
      <text:p text:style-name="P3"/>
      <text:p text:style-name="P3"/>
      <text:p text:style-name="P3"/>
      <text:p text:style-name="P3"/>
      <text:p text:style-name="P3">Q10</text:p>
      <text:p text:style-name="P3">delimiter //</text:p>
      <text:p text:style-name="P3"/>
      <text:p text:style-name="P3">create procedure dept_highest()</text:p>
      <text:p text:style-name="P3">BEGIN</text:p>
      <text:p text:style-name="P3"><text:s text:c="4"/>select deptno, max(sal) from emp group by deptno;</text:p>
      <text:p text:style-name="P3">end;</text:p>
      <text:p text:style-name="P3">//</text:p>
      <text:p text:style-name="P3"/>
      <text:p text:style-name="P3">delimiter ; //</text:p>
      <text:p text:style-name="P3">mysql&gt; call dept_highest();</text:p>
      <text:p text:style-name="P3">+--------+----------+</text:p>
      <text:p text:style-name="P3">| deptno | max(sal) |</text:p>
      <text:p text:style-name="P3">+--------+----------+</text:p>
      <text:p text:style-name="P3">| <text:s text:c="5"/>1 | <text:s text:c="3"/>60000 |</text:p>
      <text:p text:style-name="P3">| <text:s text:c="5"/>2 | <text:s text:c="4"/>3000 |</text:p>
      <text:p text:style-name="P3">| <text:s text:c="5"/>3 | <text:s text:c="2"/>500000 |</text:p>
      <text:p text:style-name="P3">+--------+----------+</text:p>
      <text:p text:style-name="P3">3 rows in set (0.00 sec)</text:p>
      <text:p text:style-name="P3"><text:soft-page-break/></text:p>
      <text:p text:style-name="P3">Query OK, 0 rows affected (0.00 sec)</text:p>
      <text:p text:style-name="P3"/>
      <text:p text:style-name="P3"/>
      <text:p text:style-name="P3"/>
      <text:p text:style-name="P3"/>
      <text:p text:style-name="P3">Q11</text:p>
      <text:p text:style-name="P3">delimiter //</text:p>
      <text:p text:style-name="P3"/>
      <text:p text:style-name="P3">CREATE FUNCTION q11 (DN INT ) RETURNS INT DETERMINISTIC <text:s/>BEGIN RETURN (SELECT COUNT(*) FROM emp WHERE sal &gt; DN); END;//</text:p>
      <text:p text:style-name="P3"/>
      <text:p text:style-name="P3">delimiter ; //</text:p>
      <text:p text:style-name="P3"/>
      <text:p text:style-name="P3">mysql&gt; select q11(3000);</text:p>
      <text:p text:style-name="P3">+-----------+</text:p>
      <text:p text:style-name="P3">| q11(3000) |</text:p>
      <text:p text:style-name="P3">+-----------+</text:p>
      <text:p text:style-name="P3">| <text:s text:c="8"/>5 |</text:p>
      <text:p text:style-name="P3">+-----------+</text:p>
      <text:p text:style-name="P3">1 row in set (0.01 sec))</text:p>
      <text:p text:style-name="P3"/>
      <text:p text:style-name="P3">Query OK, 0 rows affected (0.00 sec)</text:p>
      <text:p text:style-name="P3"/>
      <text:p text:style-name="P3"/>
      <text:p text:style-name="P3">Q12</text:p>
      <text:p text:style-name="P3">delimiter //</text:p>
      <text:p text:style-name="P3"/>
      <text:p text:style-name="P3">CREATE FUNCTION q12() </text:p>
      <text:p text:style-name="P3">RETURNS INT DETERMINISTIC <text:s/>BEGIN RETURN (SELECT COUNT(*) FROM emp,dept <text:s/>WHERE emp.deptno = dept.deptno AND loc = 'MUMBAI'); END;//</text:p>
      <text:p text:style-name="P3"/>
      <text:p text:style-name="P3">delimiter ; //</text:p>
      <text:p text:style-name="P3"><text:soft-page-break/></text:p>
      <text:p text:style-name="P3">mysql&gt; select q12();</text:p>
      <text:p text:style-name="P3">+-------+</text:p>
      <text:p text:style-name="P3">| q12() |</text:p>
      <text:p text:style-name="P3">+-------+</text:p>
      <text:p text:style-name="P3">| <text:s text:c="4"/>5 |</text:p>
      <text:p text:style-name="P3">+-------+</text:p>
      <text:p text:style-name="P3">1 row in set (0.00 sec)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8e44a" officeooo:paragraph-rsid="0008e44a"/>
    </style:style>
    <style:style style:name="MP2" style:family="paragraph" style:parent-style-name="Footer">
      <style:paragraph-properties fo:text-align="end" style:justify-single-word="false"/>
      <style:text-properties officeooo:rsid="0008e44a" officeooo:paragraph-rsid="0008e4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njiv Kannaa J</text:p>
        <text:p text:style-name="MP1">106121116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1:32:46.118171649</meta:creation-date>
    <dc:date>2023-10-23T22:08:10.276102372</dc:date>
    <meta:editing-duration>PT26M9S</meta:editing-duration>
    <meta:editing-cycles>27</meta:editing-cycles>
    <meta:generator>LibreOffice/7.5.6.2$Linux_X86_64 LibreOffice_project/50$Build-2</meta:generator>
    <meta:document-statistic meta:table-count="0" meta:image-count="0" meta:object-count="0" meta:page-count="8" meta:paragraph-count="173" meta:word-count="830" meta:character-count="4640" meta:non-whitespace-character-count="3697"/>
  </office:meta>
</office:document-meta>
</file>